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trumpTable (id INT, candidate_id INT, tweet_id INT,polarity FLOAT, subjectivity FLOAT, retweet_count INT, favorite_count INT, device INT, retweeted_status_id FLOAT, lang VARCHAR (255), state VARCHAR(255), tweet_text VARCHAR(255), created_at DATETIME, inserted_at DATETIME, updated_at DATETIME, tw_user_id INT, latitude FLOAT, longitude FLOAT);</text:p>
      <text:p text:style-name="Standard">LOAD DATA INFILE /2016_US_election_tweets.csv</text:p>
      <text:p text:style-name="Standard"><text:s text:c="4"/>-&gt; INTO TABLE trumpTable</text:p>
      <text:p text:style-name="Standard"><text:s text:c="4"/>-&gt; FIELDS TERMINATED BY ','</text:p>
      <text:p text:style-name="Standard"><text:s text:c="4"/>-&gt; LINES TERMINATED BY '\n'</text:p>
      <text:p text:style-name="Standard"><text:s text:c="4"/>-&gt; IGNORE 1 LINES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5T01:16:42.097230490</meta:creation-date>
    <dc:date>2023-05-25T01:17:46.207821908</dc:date>
    <meta:editing-duration>PT1M4S</meta:editing-duration>
    <meta:editing-cycles>2</meta:editing-cycles>
    <meta:generator>LibreOffice/7.4.6.2$Linux_X86_64 LibreOffice_project/40$Build-2</meta:generator>
    <meta:document-statistic meta:table-count="0" meta:image-count="0" meta:object-count="0" meta:page-count="1" meta:paragraph-count="6" meta:word-count="61" meta:character-count="513" meta:non-whitespace-character-count="442"/>
  </office:meta>
</office:document-meta>
</file>